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paragraph-properties fo:text-align="start" style:justify-single-word="false" fo:break-before="page"/>
      <style:text-properties fo:color="#000000" style:font-name="Corbel" officeooo:rsid="001f8c61" officeooo:paragraph-rsid="0018b093"/>
    </style:style>
    <style:style style:name="P3" style:family="paragraph" style:parent-style-name="Preformatted_20_Text">
      <style:paragraph-properties fo:text-align="start" style:justify-single-word="false" fo:break-before="page"/>
      <style:text-properties fo:color="#000000" style:text-line-through-style="none" style:text-line-through-type="none" style:font-name="Corbel" fo:language="fr" fo:country="FR" style:text-underline-style="none" fo:font-weight="normal" officeooo:rsid="001f8c61" officeooo:paragraph-rsid="0018b093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<text:soft-pag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<text:soft-pag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<text:soft-page-break/>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<text:soft-page-break/>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<text:soft-pag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<text:soft-pag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‰y¥#$å—…‘l‘RP#NaE#©E•a¤#W…H/©##£tLˆÌ²±#dÙà#7dãØ#’S9!<text:soft-page-break/>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<text:soft-pag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<text:soft-page-break/>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<text:soft-page-break/>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<text:soft-page-break/>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<text:soft-pag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<text:soft-page-break/>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<text:soft-page-break/>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<text:soft-page-break/>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<text:soft-page-break/>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soft-page-break/>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<text:soft-page-break/>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<text:soft-page-break/>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‰y¥#$å—…‘l‘RP#NaE#©E•a¤#W…H/©##£tLˆÌ²±#dÙà#7dãØ#’S9!DnÕD�êÉ’;¦FÉ#7UòÇOó˜P'¥ËvHþä™RÐÐ.#�#J~ýl�™³¤`fk#…õ³Â(j#§¸qv#%.šÚ"(mnwRÖÒ#Fy�)õR&gt;yºRQ3ÃMíÌ¾¡E%Þ;#ª¦6\#ª§5^Vìu#?+V\ß×Ep#†#Üï#Ìïä<text:soft-page-break/>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<text:soft-page-break/>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<text:soft-page-break/>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<text:soft-page-break/>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<text:soft-page-break/>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<text:soft-page-break/>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<text:soft-page-break/>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<text:soft-page-break/>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<text:soft-pag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<text:soft-page-break/>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<text:soft-page-break/>þ#"Ï¼ý¾¤5ÌÅgL—Ñìe,«¸¯.aÝ‘_©½˜¥ÔuÈñ#Ÿðßå•ÚíÇ$#ëÌìZË#"pxH¸|f ¾ÏÜÛ#ßcþíß�ï2#×A„¿à#†#™}ëÛß�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‰y¥#$å—…‘l‘RP#NaE#©E•a¤#W…H/©##£tLˆÌ²±#dÙà#7dãØ#’S9!DnÕD�êÉ’;¦FÉ#7UòÇOó˜P'¥ËvHþä™RÐÐ.#�#J~ýl�™³¤`fk#…õ³Â(j#§¸qv#%.šÚ"(mnwRÖÒ#Fy�)õR&gt;yºRQ3ÃMíÌ¾¡E%Þ;#ª¦6\#ª§5^Vìu#?+V\ß×Ep#†#Üï#Ìïä<text:soft-page-break/>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<text:soft-pag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<text:soft-page-break/>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<text:soft-page-break/>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#äìóojÏcÊóoÉùwûº#e9ÿƒ�´I±ŠE#TJµkÞe;ä…÷&gt;õ—ðÊù·Þ—ª•»õ!6v$¡-#0��Û@±õS#Ø<text:soft-page-break/>%qHpý#î=#¨Ã/þô•Tm=&amp;5{oÐ×Ÿüê÷òöO½s~Ù�÷Iåº#ÒsÒ#\ŠoÍÖCš¶`Ös÷³¯JÅ²íÒsôf}ý#*ãš�#¤#Ûuæq¯§©»Ÿ{E#Î{Áâ¾i×1�?yý~Ù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<text:soft-page-break/>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<text:soft-page-break/>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 š‡kåàº#—9¸Fp«ÚæÉ#þü—˜#—Å%¹ƒ•[#íî×!¸d Áõðe##1E·#‚W#é£ì2‚[#é¬ÙpÀÿ4¯¼ðÞ'*½La(›Ù®Â§=¦#•Z{ÈH)…tö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<text:soft-pag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‰y¥#$å—…‘l‘RP#NaE#©E•a¤#W…H/©##£tLˆÌ²±#dÙà#7dãØ#’S9!DnÕD�êÉ’;¦FÉ#7UòÇOó˜P'¥ËvHþä™RÐÐ.#�#J~ýl�™³¤`fk#…õ³Â(j#§¸qv#%.šÚ"(mnwRÖÒ#Fy�)õR&gt;yºRQ3ÃMíÌ¾¡E%Þ;#ª¦6\#ª§5^Vìu#?+V\ß×Ep#†#Üï#Ìïä<text:soft-page-break/>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<text:soft-page-break/>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<text:soft-page-break/>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<text:soft-pag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<text:soft-page-break/>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<text:soft-page-break/>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<text:soft-pag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<text:soft-page-break/>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<text:soft-page-break/>%qHpý#î=#¨Ã/þô•Tm=&amp;5{oÐ×Ÿüê÷òöO½s~Ù�÷Iåº#ÒsÒ#\ŠoÍÖCš¶`Ös÷³¯JÅ²íÒsôf}ý#*ãš�#¤#Ûuæq¯§©»Ÿ{E#Î{Áâ¾i×1�?yý~Ù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<text:soft-page-break/>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soft-page-break/>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 Òsôf}ý#*ãš�#¤#Ûuæq¯§©»Ÿ{E#Î{Áâ¾i×1�?yý~Ù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<text:soft-page-break/>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<text:soft-page-break/>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<text:soft-page-break/>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©�YÊm8±Š-Ég¾m#¯½Û&gt;r™w# #r#$›Òê#:ÿlìóRspqnVCnyn#(¸¦#Ü¹^#.„3#B;÷Ð##\¶¢�·hƒät­€à.Ö&lt;Ülˆ(ËÃ¯¼®#…åÌ]-¹8öóz¶ÊÂ#îÑyvYpýÝ’»t#–]<text:soft-page-break/>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<text:soft-pag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<text:soft-page-break/>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soft-page-break/>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<text:soft-page-break/>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<text:soft-pag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<text:soft-page-break/>â¾i×1�?yý~Ù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soft-page-break/>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<text:soft-page-break/>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<text:soft-pag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<text:soft-page-break/>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<text:soft-page-break/>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<text:soft-page-break/>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 š‡kåàº#—9¸Fp«ÚæÉ#þü—˜#—Å%¹ƒ•[#íî×!¸d Áõðe##1E·#‚W#é£ì2‚[#é¬ÙpÀÿ4¯¼ðÞ'*½La(›Ù®Â§=¦#•Z{ÈH)…tö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<text:soft-page-break/>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<text:soft-page-break/>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<text:soft-page-break/>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<text:soft-page-break/>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‰y¥#$å—…‘l‘RP#NaE#©E•a¤#W…<text:soft-page-break/>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<text:soft-page-break/>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<text:soft-pag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<text:soft-page-break/>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<text:soft-page-break/>%qHpý#î=#¨Ã/þô•Tm=&amp;5{oÐ×Ÿüê÷òöO½s~Ù�÷Iåº#ÒsÒ#\ŠoÍÖCš¶`Ös÷³¯JÅ²íÒsôf}ý#*ãš�#¤#Ûuæq¯§©»Ÿ{E#Î{Áâ¾i×1�?yý~Ù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<text:soft-page-break/>#0��Û@±õS#Ø%qHpý#î=#¨Ã/þô•Tm=&amp;5{oÐ×Ÿüê÷òöO½s~Ù�÷Iåº#ÒsÒ#\ŠoÍÖCš¶`Ös÷³¯JÅ²íÒsôf}ý#*ãš�#¤#Ûuæq¯§©»Ÿ{E#Î{Áâ¾i×1�?yý~Ù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#\Â‡Á#zø,ZaÔöà“\â”Ú ¦"µþ#:Ø‡Ì(¸šž€J5#Á%­+ÖÊ›ïöµ;9˜ÂÜÜkÏÜ"cÚæ†äÖ…Kp• à#¡ØêÐKO(Åw-k_¢ÿr�x¸¬g«—{ÊÜQ&gt;L…u#©UÙå#Tú°Uƒ”2ÿ#bQ1w¥¼ð£�üµP#ÿ§ÜôÒ#äìóojÏcÊóoÉùwûº#e9ÿƒ�´I±ŠE#TJµkÞe;ä…÷&gt;õ—ðÊù·Þ—ª•»õ!6v$¡-#0��Û@±õS#Ø%qHpý#î=#¨Ã/þô•Tm=&amp;5{oÐ×Ÿüê÷òöO½s~Ù�÷Iåº#ÒsÒ#\ŠoÍÖCš¶`Ös÷³¯JÅ²íÒsôf}ý#*ãš�#¤#Ûuæq¯§©»Ÿ{E#Î{Áâ¾i×1�?yý~Ù‰y¥#$å—…‘l‘RP#NaE#©E•a¤#W…H/©##£tLˆÌ²±#dÙà#7dãØ#’S9!DnÕD�êÉ’;¦FÉ#7UòÇOó˜P'¥ËvHþä™RÐÐ.#�#J~ýl�™³¤`fk#…õ³Â(j#§¸qv#%.šÚ"(mnwRÖÒ#Fy�)õR&gt;yºRQ3ÃMíÌ¾¡E%Þ;#ª¦6\#ª§5^Vìu#?+V\ß×Ep#†#Üï#Ìïä¢Ì§tR]Ø¸MÉÄiáL˜ê¤8@Ñø)##Ž«C#�#‰sP…õ#[ø#Â%’6ÕS##è›×G´÷„O#˜à²æ;#‰ø#&gt;Fd+k9#C#LóöktìßÂ%³aLrO#<text:line-break/>néÄ~„×Âˆn��„·#ç<text:line-break/>¡Ø#Pp!´6ýÉ­‹à¹i„—‚kGn#œ£##¸†¬éÍ##Ü,MS€äBp#È-IÇ¾2¤a#ØFnS ´6É#Ú I#ÙhðÚêº##b#Ü¸LL#£2¢#o:„7-Ï)²6¦¾<text:tab/>ÖU¦#³åV_;ê?##\Ö—¦.¥Ð^•è�Þ„Œ�Àºêg#SÇ#…ÖæŠÑ#áxÇ&lt;L#Jí÷â|ñÅ|Ãw¹L`9ÅL##\ÎfTŠ<text:line-break/>mÐƒ¾#Y½#¾ˆg42qì÷G–#+G3tÂ<text:line-break/>”håY'Ù#[ý×g(5¡Ir!x¹ŒÜ¢òÌƒØztÉ˜Ó#Ü–ùRÐÕ#…]½�Ü¥�\ˆnû¢°N##ÍÍo�äRtUvÝÒÚ/x¿‹"ˆª‹âYýSBêš5Š«Bj¡©#&gt;#ÕRTèìŒ`ÑžCaÇõÉ‡Ÿ–òî•^‡#�D¶ŽP#9ÐN#°n}#%#âøò»#õ½ïþs:M›#k˜ã½—0¢Ê×@»»m[¤R½èšëÃ&gt;w1»ê]¼AØ´ÖIˆ¨=/#(ÛÚÑ‚#\ÒÔ¥Â}ò¾Gu™“#œ÷:­`Þ.£Ì#iÆkL{#ïç2‹#œ�²#ëBÛ÷ä[ïj¥n&gt;ç¶§_”òÞ­R¾l»,&gt;v«·Ì#&gt;’#þì‹Ð2·r™…ëUæW#»I&gt;ùâw¡y„­8l½ñ#Ý_^ŠÂl)Æo¢Ñw#E#)#…#ÝhLŽNÁ$Jq#ù#òp¾Øã.r!¾#Íkw #ë‚ó#ßK©5ð#µä–b«ÌÄ�'#¸8#UrAŽ/º”\íÍŒQ\Š.È¬Ÿ­M‡…š##leÁ&amp;Ý'#ó#¥5¤á8w‚ßÇ<text:tab/>~Ÿ0ð»#áõÕu-&amp;Iå#âú—<text:line-break/>¹dK<text:tab/>l9aÒšÝòâûŸ†#3zÜà¦èðƒOIéÂu’ÞÐ­RœŒ÷±#ßTHîµ·Ý#Zöù·ßÓiIcë4<text:line-break/>K’ÆL“üÆ9òÅ#ÿÜ·#„/­qž¤@”™ŽÀ¼Ûø##©_¯iô·ªF´“ˆ™¸Îà˜&gt;ýäó¡÷ÛÜýÂ#2nùvIÃ¶±e…##u|éx/‚‹º-ŽÛ�íiYµU—#ç#;‚Hf3güüÚfÐª=›#ô¿Ë5·?#Yî’#l#_¿ùéÏä¹#õ]wžÿÁ#RØ½<text:line-break/><text:soft-page-break/>#Ü#i�+uÚ[?ùLØ¥·½L~G¯$Íè’)Ë·Èsï¼#šg8õÐ#Ú;Ú¨ê)^ïgy#24›]þ~ñ#›ü9‚uMò"Á™Årer6Ü*#ëÄúò+edE�¼úƒþS+Z×ï�V¿u‡h…ë`ºÂa¿cŒ`¡#¯:pTFTM‘¡…c¼è-¶ES6}�uAAµÇ/#—ˆ^nì‡Í"Ü()Ã#Üo;\p#ËCâÈ\[;_öÔ#wû»O&lt;¹µæ#Ì{£1#ï³%™¯ƒËœÎû—ß—_}…“f’·Mý`òl]9µ.\bkc‹jTü¼Úþ°skmìÜZ›`žm�Xsm<text:line-break/>n#÷#¿g#–íÄwæ~Â&gt;Ð\ZÂýG1ÆúÊñÝÊð#}¨lZ“·Ïu¿·HiC»îWFÐ™CË÷”CfË0^Æ”#îw¦#`™ÒfÀõÌÄoŠ÷–LiÄoŠßuÂ4)Áo©ë¤4s9¾#ëÐt#‚u•ÌZ$%­#0œ¯C¶„ ù¶�l#·W‡%m‹¥#ß«¨e¾#ã÷(ÆrEXWqûR¿#…#)#…³#J!&gt;§#r[À›AæÞ²›^?ÿÖ`çá†Î=#ÎÇ²Éu²y÷~9~æf…é<text:tab/>GAC÷#É#S+Ù&lt;?##\ÍÃ#*¶8#sp#ç@Hóæ¯’¹×�Va¦à®¸þv�F¹ÍÀqÉ#]<text:line-break/>k#ß‡ïž·d“l»;¼)*–mwŸ“ÜE#UrÓ!Åiø#Óp£ÂžÏ2qãÂ#Ñn¦/—|îÁS^&gt;.Î)vóË(®�‹#–ƒk£×h,·¨0ƒ˜\¿JÈmÕdT¢S${ìTÉVÁm€à6Jn-#·Õ£n¶V¤yšƒË&amp;Â#BpçCp!¹V#î±~ZQ`yä™çÂ$×ˆî,ˆlPp)·fœ0ÿ–y¸#ßþŠIe0Ø9¸%ÌïtQS/¥ÓgK)*èòùá‘­Þ“wIåÊÝR‰J½##P¹þ Ôî?ëÏõÊ#ï}ª¢ª]ùBHËj# z#A�&gt;I#Œ˜òa1H<text:tab/>£·M;�økñÊÙ§^’JHv#e›é#Ó[µÃ<text:tab/>Fa7##ÿÜ{^zKªÖì“ªU»Á#©Zw@jwŸ<text:line-break/>“\æãRŒÙ´™¶×[#.®.ìm##¶a;#œûß&amp;�wë#Ù ÎÜÛ©�YÊm8±Š-Ég¾m#¯½Û&gt;r™w# #r#$›Òê#:ÿlìóRspqnVCnyn#(¸¦#Ü¹^#.„3#B;÷Ð##\¶¢�·hƒät­€à.Ö&lt;Ülˆ(ËÃ¯¼®#…åÌ]-¹8öóz¶ÊÂ#îÑyvYpýÝ’»t#–]+ÙÝ«”‡^öRäØUofË|ÉlÅz;–êúLÑV#p^¤á&amp;-#7W#Ü$ìsb_{Ã®Í#•š{›Šï˜Ùº8,zûÈë?’Üž#’==Dz�ä,Ø#éÞ-¿üã—þ#"Ï¼ý¾¤5ÌÅgL—Ñìe,«¸¯.aÝ‘_©½˜¥ÔuÈñ#Ÿðßå•ÚíÇ$#ëÌìZË#"pxH¸|f ¾ÏÜÛ#ßcþíß�ï2#×A„¿à#†#™}ëÛß�à~÷»ò##7#‚[¸‚í##âò–#pIçß#WºÂ7…�®@Ì´#oÉÈó#÷»ß#Xp�„2BKÙt#N#7{NØ²çŸ{A[_ˆ…þ<text:line-break/>£·FlÍ0ˆë‡#Ãu@�K#\â’Û-{ÂÿõyðèI§Ü#—Ü#\bk ÄÚãN¹µÇ}\’KB# #a##p‰­!Bp‰%¶6ö…5(¶†#Á5’ë#]‚K\Rkã’[##\Ã@¢#”\§è##—#j@pC#™Y9¸š‡kåàº#—9¸Fp«ÚæÉ#þü—˜#—Å%¹ƒ•[#íî×!¸d Áõðe##1E·#‚W#é£ì2‚[#é¬ÙpÀÿ4¯¼ðÞ'*½La(›Ù®Â§=¦#•Z{ÈH)…töBmk÷¬•3ÈÒtõõR¹b§Ô¬Þ)=#¯#öŽ¶ôê#2iþr)oìÄ{±#*•#O¶ÒÀ–#øÐ#&gt;WS#æ¯ÖícÊ„)lEaòê]š^QÖÐÞ÷~Ê-…•òŽu3µ‚ò¬#ŒeTÄý‡ÛT°!N#Å¦$s[˜ŠÁ##Èq)Å#‚d¾·�ûÒ##ƒû;ø:€KfmœRK#b{©rK.‡Ü#Å6ªÜÚ#Á‰?Îy·?÷jÄû¶Ü|¯dw¯”ÌÙ¾ÜNõš#£ÜÚ©<text:tab/>AÁu]‡�àR`3f:#·{µ°}Ü”<text:tab/>Óu™ÔšFg;¸á‚ëEp#þ[ˆú��@Œ.ô$7iRƒ¤7/�œ…›äÔ“¯økòŠFo!«‰#fJâx|·©m’Þ#þ\O#¶5µ¾[s{GCZÙ#nêÌ9:Ý.l&amp;Œmì2#7$¸SZ¥s·×m·Ù¿¯ò3ÉZ´#"»Q6ßö�N3óØ)#çeÎß¨¯]eñ¾c’T?W’#çùS"‹YfÌâõòå_þæOí+Ÿýê7’1©^†åUh.¯þWÙá3Ny�#Há#ŒÐÚ¯]D8Êå Òsôf}ý#*ãš�#¤#Ûuæq¯§©»Ÿ{E#Î{Áâ¾i×1�?yý~Ù</text:p>
      <text:section text:style-name="Sect1" text:name="Section1" text:protected="true">
        <text:section-source xlink:href="mtp://[usb:001,008]/Card/DCIM/Camera/20170124_144438.jpg"/>
        <text:p text:style-name="Text_20_body"/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1</text:page-number>/<text:page-count>7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08:42:35.314149911</meta:creation-date>
    <dc:date>2017-01-29T04:31:42.442000000</dc:date>
    <meta:editing-duration>P2DT1H46M19S</meta:editing-duration>
    <meta:editing-cycles>66</meta:editing-cycles>
    <meta:generator>LibreOffice/5.2.1.2$Windows_x86 LibreOffice_project/31dd62db80d4e60af04904455ec9c9219178d620</meta:generator>
    <meta:document-statistic meta:table-count="0" meta:image-count="0" meta:object-count="0" meta:page-count="78" meta:paragraph-count="2" meta:word-count="21012" meta:character-count="293863" meta:non-whitespace-character-count="290872"/>
  </office:meta>
</office:document-meta>
</file>